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26_11-28-20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26_16-57-02_000.jpg</text:p>
          </table:table-cell>
          <table:table-cell table:style-name="ce20" office:value-type="string">
            <text:p>:m RES #*# / free# JVEMV6 70#_82 / 70. CO2 (lang=ko;cn;en) / w=~,topic=CO2-mineralization;,other=~,think~,doc=r-22-5~2;r-21-5~1#6-#7;r-22-6~1</text:p>
          </table:table-cell>
          <table:table-cell table:style-name="ce4"/>
          <table:table-cell table:style-name="ce4"/>
          <table:table-cell table:style-name="ce4" office:value-type="string">
            <text:p>N-35-35-28.72467 E-139-34-49.544677</text:p>
          </table:table-cell>
          <table:table-cell table:style-name="ce38" table:formula="of:=IF([.E3]=&quot;&quot;;[.C3];CONCATENATE([.C3];&quot; / &quot;;[.E3]))" office:value-type="string" office:string-value=":m RES #*# / free# JVEMV6 70#_82 / 70. CO2 (lang=ko;cn;en) / w=~,topic=CO2-mineralization;,other=~,think~,doc=r-22-5~2;r-21-5~1#6-#7;r-22-6~1">
            <text:p>:m RES #*# / free# JVEMV6 70#_82 / 70. CO2 (lang=ko;cn;en) / w=~,topic=CO2-mineralization;,other=~,think~,doc=r-22-5~2;r-21-5~1#6-#7;r-22-6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26_21-18-01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4" office:value-type="string">
            <text:p>2021-05-26_23-24-21_000.jpg</text:p>
          </table:table-cell>
          <table:table-cell table:style-name="ce20" office:value-type="string">
            <text:p>:PHOTO 記録 / @自室 / what=焼酎（麦） / for=~ / occasion=使い切った</text:p>
          </table:table-cell>
          <table:table-cell table:style-name="ce17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5]=&quot;&quot;;[.C5];CONCATENATE([.C5];&quot; / &quot;;[.E5]))" office:value-type="string" office:string-value=":PHOTO 記録 / @自室 / what=焼酎（麦） / for=~ / occasion=使い切った">
            <text:p>:PHOTO 記録 / @自室 / what=焼酎（麦） / for=~ / occasion=使い切っ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27_03-38-16_000.jpg</text:p>
          </table:table-cell>
          <table:table-cell table:style-name="ce18" office:value-type="string">
            <text:p>:m other / log / 寝る前　ウェブ閲覧　記録　（for オナニー） / 了</text:p>
          </table:table-cell>
          <table:table-cell table:style-name="ce18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other / log / 寝る前　ウェブ閲覧　記録　（for オナニー） / 了">
            <text:p>:m other / log / 寝る前　ウェブ閲覧　記録　（for オナニー） / 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27_03-38-26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5-27_09-53-49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5-27_09-55-50_000.jpg</text:p>
          </table:table-cell>
          <table:table-cell table:style-name="ce20" office:value-type="string">
            <text:p>:m :? #*# / topic=楽曲 / content=俺の頭の中に起こってくるメロディー、どこから来るのか？ ||| :i / topic=食器 / content=小型のグラス、把手付き ||| :m 見た夢 </text:p>
          </table:table-cell>
          <table:table-cell table:style-name="ce17"/>
          <table:table-cell table:style-name="ce4"/>
          <table:table-cell table:style-name="ce4" office:value-type="string">
            <text:p>N-35-35-28.72467 E-139-34-49.544677</text:p>
          </table:table-cell>
          <table:table-cell table:style-name="ce38" table:formula="of:=IF([.E9]=&quot;&quot;;[.C9];CONCATENATE([.C9];&quot; / &quot;;[.E9]))" office:value-type="string" office:string-value=":m :? #*# / topic=楽曲 / content=俺の頭の中に起こってくるメロディー、どこから来るのか？ ||| :i / topic=食器 / content=小型のグラス、把手付き ||| :m 見た夢 ">
            <text:p>:m :? #*# / topic=楽曲 / content=俺の頭の中に起こってくるメロディー、どこから来るのか？ ||| :i / topic=食器 / content=小型のグラス、把手付き ||| :m 見た夢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5-27_10-33-35_000.jpg</text:p>
          </table:table-cell>
          <table:table-cell table:style-name="ce20" office:value-type="string">
            <text:p>:m :th / topic=思想 / content=「愛」だ、それは；「仁」ではなく、「カリタス」ではなく ||| :m :th / topic=哲学 / content=科学のない宗教；宗教のない科学</text:p>
          </table:table-cell>
          <table:table-cell table:style-name="ce17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8" table:formula="of:=IF([.E10]=&quot;&quot;;[.C10];CONCATENATE([.C10];&quot; / &quot;;[.E10]))" office:value-type="string" office:string-value=":m :th / topic=思想 / content=「愛」だ、それは；「仁」ではなく、「カリタス」ではなく ||| :m :th / topic=哲学 / content=科学のない宗教；宗教のない科学">
            <text:p>:m :th / topic=思想 / content=「愛」だ、それは；「仁」ではなく、「カリタス」ではなく ||| :m :th / topic=哲学 / content=科学のない宗教；宗教のない科学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7">2021/05/27</text:date>, <text:time>11:10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27T11:10:32.93</dc:date>
    <dc:creator>iwabuchi ken</dc:creator>
    <meta:editing-duration>P33DT16H56M57S</meta:editing-duration>
    <meta:editing-cycles>12523</meta:editing-cycles>
    <meta:document-statistic meta:table-count="1" meta:cell-count="345" meta:object-count="0"/>
  </office:meta>
</office:document-meta>
</file>